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P1" style:family="paragraph" style:parent-style-name="Standard">
      <style:text-properties officeooo:rsid="00088d79" officeooo:paragraph-rsid="00088d79"/>
    </style:style>
    <style:style style:name="P2" style:family="paragraph" style:parent-style-name="Standard">
      <style:paragraph-properties fo:margin-left="1.251cm" fo:margin-right="0cm" fo:text-indent="0cm" style:auto-text-indent="false"/>
      <style:text-properties officeooo:rsid="00088d79" officeooo:paragraph-rsid="00088d79"/>
    </style:style>
    <style:style style:name="P3" style:family="paragraph" style:parent-style-name="Standard">
      <style:paragraph-properties fo:margin-left="0cm" fo:margin-right="0cm" fo:text-indent="0cm" style:auto-text-indent="false"/>
      <style:text-properties officeooo:rsid="00088d79" officeooo:paragraph-rsid="00088d79"/>
    </style:style>
    <style:style style:name="P4" style:family="paragraph" style:parent-style-name="Standard">
      <style:paragraph-properties fo:margin-left="2.501cm" fo:margin-right="0cm" fo:text-indent="0cm" style:auto-text-indent="false"/>
      <style:text-properties officeooo:rsid="00088d79" officeooo:paragraph-rsid="00088d79"/>
    </style:style>
    <style:style style:name="P5" style:family="paragraph" style:parent-style-name="Table_20_Contents">
      <style:text-properties officeooo:rsid="00088d79" officeooo:paragraph-rsid="00088d79"/>
    </style:style>
    <style:style style:name="P6" style:family="paragraph" style:parent-style-name="Standard">
      <style:paragraph-properties fo:margin-left="0cm" fo:margin-right="0cm" fo:text-align="justify" style:justify-single-word="false" fo:text-indent="0cm" style:auto-text-indent="false"/>
      <style:text-properties officeooo:rsid="00088d79" officeooo:paragraph-rsid="00088d79"/>
    </style:style>
    <style:style style:name="P7" style:family="paragraph" style:parent-style-name="Standard">
      <style:paragraph-properties fo:text-align="justify" style:justify-single-word="false"/>
      <style:text-properties officeooo:rsid="00088d79" officeooo:paragraph-rsid="00088d79"/>
    </style:style>
    <style:style style:name="P8" style:family="paragraph" style:parent-style-name="Standard">
      <style:paragraph-properties fo:text-align="justify" style:justify-single-word="false" fo:break-before="page"/>
      <style:text-properties officeooo:rsid="00088d79" officeooo:paragraph-rsid="00088d79"/>
    </style:style>
    <style:style style:name="P9" style:family="paragraph" style:parent-style-name="Standard">
      <style:paragraph-properties fo:text-align="justify" style:justify-single-word="false"/>
      <style:text-properties officeooo:rsid="00088d79" officeooo:paragraph-rsid="00098578"/>
    </style:style>
    <style:style style:name="P10" style:family="paragraph" style:parent-style-name="Standard">
      <style:paragraph-properties fo:margin-left="0cm" fo:margin-right="0cm" fo:text-align="end" style:justify-single-word="false" fo:text-indent="0cm" style:auto-text-indent="false"/>
      <style:text-properties officeooo:rsid="00088d79" officeooo:paragraph-rsid="00088d79"/>
    </style:style>
    <style:style style:name="P11" style:family="paragraph" style:parent-style-name="Standard">
      <style:text-properties fo:font-weight="bold" officeooo:rsid="00088d79" officeooo:paragraph-rsid="00088d79" style:font-weight-asian="bold" style:font-weight-complex="bold"/>
    </style:style>
    <style:style style:name="P12" style:family="paragraph" style:parent-style-name="Standard">
      <style:paragraph-properties fo:margin-left="1.251cm" fo:margin-right="0cm" fo:text-indent="0cm" style:auto-text-indent="false"/>
      <style:text-properties fo:font-weight="bold" officeooo:rsid="00088d79" officeooo:paragraph-rsid="00088d79" style:font-weight-asian="bold" style:font-weight-complex="bold"/>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51cm" fo:margin-right="0cm" fo:text-align="justify" style:justify-single-word="false" fo:text-indent="0cm" style:auto-text-indent="false"/>
    </style:style>
    <style:style style:name="P15" style:family="paragraph" style:parent-style-name="Standard">
      <style:paragraph-properties fo:margin-left="1.251cm" fo:margin-right="0cm" fo:text-align="justify" style:justify-single-word="false" fo:text-indent="0cm" style:auto-text-indent="false"/>
      <style:text-properties officeooo:paragraph-rsid="00098578"/>
    </style:style>
    <style:style style:name="P16" style:family="paragraph" style:parent-style-name="Standard">
      <style:paragraph-properties fo:margin-left="2.501cm" fo:margin-right="0cm" fo:text-align="justify" style:justify-single-word="false" fo:text-indent="0cm" style:auto-text-indent="false"/>
      <style:text-properties officeooo:paragraph-rsid="00098578"/>
    </style:style>
    <style:style style:name="P17" style:family="paragraph" style:parent-style-name="Table_20_Contents">
      <style:paragraph-properties fo:text-align="justify" style:justify-single-word="false"/>
    </style:style>
    <style:style style:name="P18" style:family="paragraph" style:parent-style-name="Standard">
      <style:paragraph-properties fo:text-align="end" style:justify-single-word="false"/>
      <style:text-properties officeooo:paragraph-rsid="00098578"/>
    </style:style>
    <style:style style:name="P19" style:family="paragraph" style:parent-style-name="Standard">
      <style:paragraph-properties fo:text-align="start" style:justify-single-word="false"/>
      <style:text-properties officeooo:paragraph-rsid="00098578"/>
    </style:style>
    <style:style style:name="P20" style:family="paragraph" style:parent-style-name="Standard">
      <style:paragraph-properties fo:text-align="justify" style:justify-single-word="false"/>
      <style:text-properties officeooo:rsid="00098578" officeooo:paragraph-rsid="00098578"/>
    </style:style>
    <style:style style:name="P21" style:family="paragraph" style:parent-style-name="Standard">
      <style:paragraph-properties fo:margin-left="0cm" fo:margin-right="0cm" fo:text-align="justify" style:justify-single-word="false" fo:text-indent="0cm" style:auto-text-indent="false"/>
      <style:text-properties officeooo:rsid="00098578" officeooo:paragraph-rsid="00098578"/>
    </style:style>
    <style:style style:name="P22" style:family="paragraph" style:parent-style-name="Standard">
      <style:paragraph-properties fo:margin-left="0cm" fo:margin-right="0cm" fo:text-align="justify" style:justify-single-word="false" fo:text-indent="0cm" style:auto-text-indent="false"/>
      <style:text-properties fo:font-size="12pt" officeooo:rsid="00098578" officeooo:paragraph-rsid="00098578" style:font-size-asian="12pt" style:font-size-complex="12pt"/>
    </style:style>
    <style:style style:name="P23" style:family="paragraph" style:parent-style-name="Table_20_Contents">
      <style:paragraph-properties fo:text-align="justify" style:justify-single-word="false"/>
      <style:text-properties fo:font-size="12pt" style:font-size-asian="12pt" style:font-size-complex="12pt"/>
    </style:style>
    <style:style style:name="P24" style:family="paragraph" style:parent-style-name="Table_20_Contents">
      <style:paragraph-properties fo:text-align="end" style:justify-single-word="false"/>
      <style:text-properties fo:font-size="10pt" officeooo:paragraph-rsid="00088d79" style:font-size-asian="10pt" style:font-size-complex="10pt"/>
    </style:style>
    <style:style style:name="P25" style:family="paragraph" style:parent-style-name="Table_20_Contents">
      <style:paragraph-properties fo:text-align="justify" style:justify-single-word="false"/>
      <style:text-properties fo:font-size="10pt" style:font-size-asian="10pt" style:font-size-complex="10pt"/>
    </style:style>
    <style:style style:name="P26" style:family="paragraph" style:parent-style-name="Table_20_Contents">
      <style:paragraph-properties fo:margin-left="1.251cm" fo:margin-right="0cm" fo:text-align="justify" style:justify-single-word="false" fo:text-indent="0cm" style:auto-text-indent="false"/>
      <style:text-properties fo:font-size="10pt" officeooo:paragraph-rsid="00088d79" style:font-size-asian="10pt" style:font-size-complex="10pt"/>
    </style:style>
    <style:style style:name="P27" style:family="paragraph" style:parent-style-name="Standard">
      <style:paragraph-properties fo:margin-left="2.501cm" fo:margin-right="0cm" fo:text-indent="0cm" style:auto-text-indent="false"/>
      <style:text-properties fo:font-weight="bold" officeooo:rsid="00088d79" officeooo:paragraph-rsid="00088d79" style:font-weight-asian="bold" style:font-weight-complex="bold"/>
    </style:style>
    <style:style style:name="P28" style:family="paragraph" style:parent-style-name="Standard">
      <style:paragraph-properties fo:margin-left="0cm" fo:margin-right="0cm" fo:text-align="justify" style:justify-single-word="false" fo:text-indent="0cm" style:auto-text-indent="false"/>
      <style:text-properties fo:font-style="normal" officeooo:rsid="00088d79" officeooo:paragraph-rsid="00088d79" style:font-style-asian="normal" style:font-style-complex="normal"/>
    </style:style>
    <style:style style:name="P29" style:family="paragraph" style:parent-style-name="Standard">
      <style:paragraph-properties fo:break-before="page"/>
      <style:text-properties fo:font-size="10pt" fo:font-style="italic" style:font-size-asian="10pt" style:font-style-asian="italic" style:font-size-complex="10pt" style:font-style-complex="italic"/>
    </style:style>
    <style:style style:name="P30" style:family="paragraph" style:parent-style-name="Standard">
      <style:paragraph-properties fo:text-align="end" style:justify-single-word="false"/>
      <style:text-properties fo:font-variant="normal" fo:text-transform="none" fo:color="#000000" loext:opacity="100%" style:text-line-through-style="none" style:text-line-through-type="none" fo:font-size="10pt" fo:font-style="italic" style:text-underline-style="none" officeooo:paragraph-rsid="00098578" style:font-size-asian="10pt" style:font-style-asian="italic" style:font-size-complex="10pt" style:font-style-complex="italic"/>
    </style:style>
    <style:style style:name="P31" style:family="paragraph" style:parent-style-name="Standard">
      <style:paragraph-properties fo:margin-left="2.501cm" fo:margin-right="0cm" fo:text-align="justify" style:justify-single-word="false" fo:text-indent="0cm" style:auto-text-indent="false"/>
      <style:text-properties fo:font-variant="normal" fo:text-transform="none" fo:color="#000000" loext:opacity="100%" style:text-line-through-style="none" style:text-line-through-type="none" fo:font-size="11pt" fo:font-style="normal" style:text-underline-style="none" officeooo:paragraph-rsid="00098578" fo:background-color="#ffffff" style:font-size-asian="11pt" style:font-style-asian="normal" style:font-name-complex="TimesNewRomanPSMT" style:font-size-complex="11pt"/>
    </style:style>
    <style:style style:name="P32" style:family="paragraph" style:parent-style-name="Standard">
      <style:paragraph-properties fo:margin-left="0cm" fo:margin-right="0cm" fo:text-align="justify" style:justify-single-word="false" fo:text-indent="0cm" style:auto-text-indent="false"/>
      <style:text-properties fo:font-variant="normal" fo:text-transform="none" fo:color="#000000" loext:opacity="100%" style:text-line-through-style="none" style:text-line-through-type="none" fo:font-size="12pt" fo:font-style="normal" style:text-underline-style="none" officeooo:rsid="00098578" officeooo:paragraph-rsid="00098578" fo:background-color="#ffffff" style:font-size-asian="12pt" style:font-style-asian="normal" style:font-name-complex="TimesNewRomanPSMT" style:font-size-complex="12pt"/>
    </style:style>
    <style:style style:name="P33" style:family="paragraph" style:parent-style-name="Standard">
      <style:paragraph-properties fo:margin-left="2.501cm" fo:margin-right="0cm" fo:text-indent="0cm" style:auto-text-indent="false"/>
      <style:text-properties officeooo:rsid="00088d79" officeooo:paragraph-rsid="00088d79"/>
    </style:style>
    <style:style style:name="T1" style:family="text">
      <style:text-properties officeooo:rsid="00088d79"/>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color="#000000" loext:opacity="100%" style:text-line-through-style="none" style:text-line-through-type="none" fo:font-size="11pt" fo:font-style="normal" style:text-underline-style="none" style:font-size-asian="11pt" style:font-style-asian="normal" style:font-name-complex="TimesNewRomanPSMT" style:font-size-complex="11pt"/>
    </style:style>
    <style:style style:name="T6" style:family="text">
      <style:text-properties fo:font-variant="normal" fo:text-transform="none" fo:color="#000000" loext:opacity="100%" style:text-line-through-style="none" style:text-line-through-type="none" fo:font-size="11pt" fo:font-style="normal" style:text-underline-style="none" officeooo:rsid="00098578" style:font-size-asian="11pt" style:font-style-asian="normal" style:font-name-complex="TimesNewRomanPSMT" style:font-size-complex="11pt"/>
    </style:style>
    <style:style style:name="T7" style:family="text">
      <style:text-properties fo:font-variant="normal" fo:text-transform="none" fo:color="#000000" loext:opacity="100%" style:text-line-through-style="none" style:text-line-through-type="none" fo:font-size="11pt" fo:font-style="normal" style:text-underline-style="none" fo:background-color="#ffffff" loext:char-shading-value="0" style:font-size-asian="11pt" style:font-style-asian="normal" style:font-name-complex="TimesNewRomanPSMT" style:font-size-complex="11pt"/>
    </style:style>
    <style:style style:name="T8" style:family="text">
      <style:text-properties fo:font-variant="normal" fo:text-transform="none" fo:color="#000000" loext:opacity="100%" style:text-line-through-style="none" style:text-line-through-type="none" fo:font-size="11pt" fo:font-style="normal" style:text-underline-style="none" officeooo:rsid="00098578" fo:background-color="#ffffff" loext:char-shading-value="0" style:font-size-asian="11pt" style:font-style-asian="normal" style:font-name-complex="TimesNewRomanPSMT" style:font-size-complex="11pt"/>
    </style:style>
    <style:style style:name="T9" style:family="text">
      <style:text-properties fo:font-variant="normal" fo:text-transform="none" fo:color="#000000" loext:opacity="100%" style:text-line-through-style="none" style:text-line-through-type="none" fo:font-size="11pt" fo:font-style="normal" style:text-underline-style="none" fo:font-weight="bold" style:font-size-asian="11pt" style:font-style-asian="normal" style:font-weight-asian="bold" style:font-name-complex="TimesNewRomanPSMT" style:font-size-complex="11pt" style:font-weight-complex="bold"/>
    </style:style>
    <style:style style:name="T10" style:family="text">
      <style:text-properties fo:font-variant="normal" fo:text-transform="none" fo:color="#000000" loext:opacity="100%" style:text-line-through-style="none" style:text-line-through-type="none" fo:font-size="11pt" fo:font-style="normal" style:text-underline-style="none" fo:font-weight="bold" officeooo:rsid="00098578" style:font-size-asian="11pt" style:font-style-asian="normal" style:font-weight-asian="bold" style:font-name-complex="TimesNewRomanPSMT" style:font-size-complex="11pt" style:font-weight-complex="bold"/>
    </style:style>
    <style:style style:name="T11" style:family="text">
      <style:text-properties fo:font-variant="normal" fo:text-transform="none" fo:color="#000000" loext:opacity="100%" style:text-line-through-style="none" style:text-line-through-type="none" fo:font-size="11pt" style:text-underline-style="none" fo:background-color="#ffffff" loext:char-shading-value="0" style:font-size-asian="11pt" style:font-name-complex="TimesNewRomanPSMT" style:font-size-complex="11pt"/>
    </style:style>
    <style:style style:name="T12" style:family="text">
      <style:text-properties fo:font-variant="normal" fo:text-transform="none" fo:color="#000000" loext:opacity="100%" style:text-line-through-style="none" style:text-line-through-type="none" fo:font-style="normal" style:text-underline-style="none" fo:background-color="#ffffff" loext:char-shading-value="0" style:font-style-asian="normal" style:font-name-complex="TimesNewRomanPSMT"/>
    </style:style>
    <style:style style:name="T13" style:family="text">
      <style:text-properties fo:font-variant="normal" fo:text-transform="none" fo:color="#000000" loext:opacity="100%" style:text-line-through-style="none" style:text-line-through-type="none" fo:font-style="normal" style:text-underline-style="none" fo:font-weight="bold" fo:background-color="#ffffff" loext:char-shading-value="0" style:font-style-asian="normal" style:font-weight-asian="bold" style:font-name-complex="TimesNewRomanPSMT" style:font-weight-complex="bold"/>
    </style:style>
    <style:style style:name="T14" style:family="text">
      <style:text-properties fo:font-variant="normal" fo:text-transform="none" fo:color="#000000" loext:opacity="100%" style:text-line-through-style="none" style:text-line-through-type="none" fo:font-size="10pt" fo:font-style="normal" style:text-underline-style="none" style:font-size-asian="10pt" style:font-style-asian="normal" style:font-size-complex="10pt"/>
    </style:style>
    <style:style style:name="T15" style:family="text">
      <style:text-properties fo:font-variant="normal" fo:text-transform="none" fo:color="#000000" loext:opacity="100%" style:text-line-through-style="none" style:text-line-through-type="none" fo:font-size="10pt" fo:font-style="italic" style:text-underline-style="none" style:font-size-asian="10pt" style:font-style-asian="italic" style:font-size-complex="10pt"/>
    </style:style>
    <style:style style:name="T16" style:family="text">
      <style:text-properties fo:font-variant="normal" fo:text-transform="none" fo:color="#000000" loext:opacity="100%" style:text-line-through-style="none" style:text-line-through-type="none" fo:font-size="10pt" fo:font-style="italic" style:text-underline-style="none" style:font-size-asian="10pt" style:font-style-asian="italic" style:font-size-complex="10pt" style:font-style-complex="italic"/>
    </style:style>
    <style:style style:name="T17" style:family="text">
      <style:text-properties fo:font-variant="normal" fo:text-transform="none" fo:color="#000000" loext:opacity="100%" style:text-line-through-style="none" style:text-line-through-type="none" fo:font-size="10pt" style:text-underline-style="none" style:font-size-asian="10pt" style:font-size-complex="10pt"/>
    </style:style>
    <style:style style:name="T18" style:family="text">
      <style:text-properties officeooo:rsid="00197747"/>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fo:font-style="normal" style:font-size-asian="10pt" style:font-style-asian="normal" style:font-size-complex="10pt" style:font-style-complex="normal"/>
    </style:style>
    <style:style style:name="T21" style:family="text">
      <style:text-properties officeooo:rsid="00098578"/>
    </style:style>
    <style:style style:name="T22" style:family="text">
      <style:text-properties officeooo:rsid="000b98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II. Les enjeux moraux et juridiques de la relation homme-animal</text:p>
      <text:p text:style-name="P12">1. L<text:span text:style-name="T22">es justifications traditionnelles de la</text:span> domination de l’homme sur l’animal</text:p>
      <text:p text:style-name="P3"/>
      <text:p text:style-name="P6">Le concept d’« exploitation animale » désigne toutes les formes par lesquelles l’homme se donne le droit d’utiliser les animaux pour servir ses propres intérêts. Essayez d’identifier toutes les formes auxquelles vous pouvez penser. Ensuite, demandez-vous ce que cela donnerait si on appliquait chacune d’entre elles à un être humain.</text:p>
      <table:table table:name="Tableau1" table:style-name="Tableau1">
        <table:table-column table:style-name="Tableau1.A"/>
        <table:table-row table:style-name="TableLine2285350378768">
          <table:table-cell table:style-name="Tableau1.A1" office:value-type="string">
            <text:p text:style-name="P5"/>
            <text:p text:style-name="P5"/>
            <text:p text:style-name="P5"/>
            <text:p text:style-name="P5"/>
            <text:p text:style-name="P5"/>
            <text:p text:style-name="P5"/>
            <text:p text:style-name="P5"/>
          </table:table-cell>
        </table:table-row>
      </table:table>
      <text:p text:style-name="P3"/>
      <text:p text:style-name="P3">Comme on le voit, ce que nous faisons aux animaux serait inacceptable si nous le faisons aux êtres humains ! Deux possibilités</text:p>
      <text:p text:style-name="P2">→ SOIT nous exploitons les animaux, alors que <text:span text:style-name="T2">nous n’en avons pas le droit</text:span></text:p>
      <text:p text:style-name="P27">=&gt; Conséquence : ….</text:p>
      <text:p text:style-name="P27"/>
      <text:p text:style-name="P27"/>
      <text:p text:style-name="P27"/>
      <text:p text:style-name="P2">→ SOIT nous exploitons les animaux, et <text:span text:style-name="T2">nous en avons le droit</text:span></text:p>
      <text:p text:style-name="P4">=&gt; <text:span text:style-name="T2">Conséquence : …</text:span></text:p>
      <text:p text:style-name="P27"/>
      <text:p text:style-name="P27"/>
      <text:p text:style-name="P3"/>
      <text:p text:style-name="P3">Voici plusieurs possibilités pour justifier ce droit :</text:p>
      <text:p text:style-name="P4">a. Négation de la sensibilité animale</text:p>
      <text:p text:style-name="P2"/>
      <text:p text:style-name="P6">Cette option remonte à Descartes. On a vu ensemble la théorie de l’animal-machine : nous n’avons aucune raison d’imaginer que l’animal est essentiellement différent d’une machine, et toutes ses réactions peuvent être expliquées comme des mécanismes ; rien ne nous force à imaginer que l’animal soit conscient et puisse <text:span text:style-name="T3">vraiment</text:span><text:span text:style-name="T4"> souffrir comme nous le pouvons nous-mêmes.</text:span></text:p>
      <text:p text:style-name="P28"/>
      <text:p text:style-name="P28">Cette thèse philosophique permet de justifier l’expérimentation sur les animaux. En quel sens ?</text:p>
      <table:table table:name="Tableau2" table:style-name="Tableau2">
        <table:table-column table:style-name="Tableau2.A"/>
        <table:table-row table:style-name="TableLine2285350378496">
          <table:table-cell table:style-name="Tableau2.A1" office:value-type="string">
            <text:p text:style-name="P17"/>
            <text:p text:style-name="P17"/>
            <text:p text:style-name="P17"/>
            <text:p text:style-name="P17"/>
            <text:p text:style-name="P17"/>
            <text:p text:style-name="P17"/>
          </table:table-cell>
        </table:table-row>
      </table:table>
      <text:p text:style-name="P28"/>
      <text:p text:style-name="P28">Pour le médecin et physiologiste français Claude Bernard : le « physiologiste (…) n’entend plus les cris des animaux, il ne voit plus le sang qui coule ». Notre droit d’expérimenter sur les animaux ne pose même pas question :</text:p>
      <text:p text:style-name="P28"/>
      <text:p text:style-name="P13"><text:span text:style-name="T19">« On a ce droit d’une manière entière et absolue. Il serait bien étrange, en effet, qu’on reconnût que l’homme a le droit de se servir des animaux pour tous les usages de la vie, pour ses services domestiques, pour son alimentation, et qu’on lui défendit de s’en servir pour l’instruire dans une des </text:span>sciences<text:span text:style-name="T19"> les plus utiles à l’humanité. »</text:span></text:p>
      <text:p text:style-name="P10"><text:span text:style-name="T20">Claude Bernard (</text:span><text:span text:style-name="T19">Introduction à l’étude de la médecine expérimentale</text:span><text:span text:style-name="T20">, 1865)</text:span></text:p>
      <text:p text:style-name="P29"/>
      <text:p text:style-name="P3">Que pensez-vous de l’argumentation de Claude Bernard ? Est-elle cohérente, peut-on la critiquer ?</text:p>
      <table:table table:name="Tableau3" table:style-name="Tableau3">
        <table:table-column table:style-name="Tableau3.A"/>
        <table:table-row table:style-name="TableLine2285350378224">
          <table:table-cell table:style-name="Tableau3.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
      <text:p text:style-name="P21">Un des problèmes principaux concerne le bien-fondé scientifique de cette négation de la sensibilité animale. En 2012, un groupe d'éminents chercheurs a signé la « <text:span text:style-name="T2">Déclaration de Cambridge sur la conscience</text:span> », qui affirme avec clarté que les hommes ne sont pas les seuls à posséder les substrats neurologiques de la conscience (même si deux catégories d’animaux non-humains restent problématiques : les poissons et les invertébrés, notamment les insectes).</text:p>
      <text:p text:style-name="P3"/>
      <text:p text:style-name="P4">b. Dévalorisation de la sensibilité animale</text:p>
      <text:p text:style-name="P3"/>
      <text:p text:style-name="P3">Cette position est particulièrement défendue par Emmanuel Kant (XVIIIe). Kant reconnaît sans problème le fait que les animaux soient des êtres sensibles, mais affirme que la morale n’a rien à voir avec la sensibilité.</text:p>
      <text:p text:style-name="P3"/>
      <text:p text:style-name="P26"><text:span text:style-name="T18">L</text:span>a valeur de tous les objets à acquérir par notre action est toujours conditionnelle. Les êtres dont l’existence dépend, à vrai dire, non pas de notre volonté, mais de la nature, n’ont cependant, quand ce sont des êtres dépourvus de raison, qu’une valeur relative, celle de moyens, et voilà pourquoi on les nomme des choses ; au contraire, les êtres raisonnables sont appelés des personnes, parce que leur nature les désigne déjà comme des fins en soi, c’est-à-dire comme quelque chose qui ne peut pas être employé simplement comme moyen.</text:p>
      <text:p text:style-name="P24"><text:span text:style-name="T18">Emmanuel Kant, </text:span><text:span text:style-name="T3">Fondements de la métaphysique des mœurs</text:span>, 2nde section</text:p>
      <text:p text:style-name="P3"/>
      <text:p text:style-name="P6">Dans quelle catégorie Kant range-t-il les êtres humains ? Et les animaux ? Comparez les conséquences avec celles de la philosophie cartésienne.</text:p>
      <table:table table:name="Tableau4" table:style-name="Tableau4">
        <table:table-column table:style-name="Tableau4.A"/>
        <table:table-row table:style-name="TableLine2285352388464">
          <table:table-cell table:style-name="Tableau4.A1" office:value-type="string">
            <text:p text:style-name="P17"/>
            <text:p text:style-name="P17"/>
            <text:p text:style-name="P17"/>
            <text:p text:style-name="P17"/>
            <text:p text:style-name="P17"/>
            <text:p text:style-name="P17"/>
          </table:table-cell>
        </table:table-row>
      </table:table>
      <text:p text:style-name="P6"/>
      <text:p text:style-name="P6">On voit que quelles que soient les différences, les différents systèmes moraux classiques s’arrangent pour faire passer la ligne de démarcation de la morale <text:span text:style-name="T3">entre</text:span> les hommes et les animaux. On peut légitimement trouver cet anthropocentrisme assez suspect !</text:p>
      <text:p text:style-name="P6"/>
      <text:p text:style-name="P12">2. Les défenseurs d’un droit animal</text:p>
      <text:p text:style-name="P1"/>
      <text:p text:style-name="P7">Contrairement aux positions classiques (Descartes, Kant), les défenseurs du droit animal considèrent que :</text:p>
      <text:p text:style-name="P7"><text:tab/>- l’animal est un être sensible</text:p>
      <text:p text:style-name="P7"><text:tab/>- cette sensibilité nous oblige à prendre en considération ses intérêts</text:p>
      <text:p text:style-name="P7"/>
      <text:p text:style-name="P7"/>
      <text:p text:style-name="P8">Un texte de Jeremy Bentham est fondateur pour cette orientation :</text:p>
      <text:p text:style-name="P7"/>
      <text:p text:style-name="P14"><text:span text:style-name="T14">Le jour arrivera </text:span><text:span text:style-name="T15">peut-être</text:span><text:span text:style-name="T17"> </text:span><text:span text:style-name="T14">où le reste de la création animale acquerra les droits que seule une main tyrannique a pu leur retirer. Les français ont déjà découvert que la noirceur de la peau n'était pas une raison pour abandonner un homme au caprice de ses persécuteurs sans lui laisser aucun recours. Peut-être admettra-t-on un jour que le nombre de pattes, la pilosité ou la terminaison de l'</text:span><text:span text:style-name="T15">os sacrum</text:span><text:span text:style-name="T17"> </text:span><text:span text:style-name="T14">sont des raisons tout aussi insuffisantes d'abandonner un être sentant à ce même sort. Quel autre critère doit permettre d'établir une distinction tranchée ? Est-ce la faculté de raisonner, ou peut-être la faculté de parler ? Mais un cheval ou un chien adulte est un être incomparablement plus rationnel qu'un nourrisson âgé d'un jour, d'une semaine ou même d'un mois - il a aussi plus de conversation. Mais à supposer qu'il n'en soit pas ainsi, qu'en résulterait-il ? La question n'est pas : "peuvent-ils </text:span><text:span text:style-name="T15">raisonner</text:span><text:span text:style-name="T17"> </text:span><text:span text:style-name="T14">?", ni "peuvent-ils </text:span><text:span text:style-name="T15">parler</text:span><text:span text:style-name="T17"> </text:span><text:span text:style-name="T14">?", mais "peuvent-ils </text:span><text:span text:style-name="T15">souffrir</text:span><text:span text:style-name="T17"> </text:span><text:span text:style-name="T14">?".</text:span></text:p>
      <text:p text:style-name="P18"><text:span text:style-name="T14">Jeremy Bentham, </text:span><text:span text:style-name="T16">Introduction aux principes de morale et de législation</text:span></text:p>
      <text:p text:style-name="P30"/>
      <text:p text:style-name="P19"><text:span text:style-name="T1">Dans ce texte, comment Bentham envisage-t-il la relation entre l’homme et l’animal ? Y a-t-il continuité ou discontinuité ? </text:span><text:span text:style-name="T21">Que pensez-vous de l’argumentation de l’auteur ?</text:span></text:p>
      <table:table table:name="Tableau5" table:style-name="Tableau5">
        <table:table-column table:style-name="Tableau5.A"/>
        <table:table-row table:style-name="TableLine2285344925296">
          <table:table-cell table:style-name="Tableau5.A1" office:value-type="string">
            <text:p text:style-name="P17"/>
            <text:p text:style-name="P17"/>
            <text:p text:style-name="P17"/>
            <text:p text:style-name="P17"/>
            <text:p text:style-name="P17"/>
            <text:p text:style-name="P17"/>
          </table:table-cell>
        </table:table-row>
      </table:table>
      <text:p text:style-name="P7"/>
      <text:p text:style-name="P20">Aujourd’hui : les principes de Bentham ont donné naissance à un courant philosophique très riche : l’<text:span text:style-name="T2">antispécisme</text:span>. Analysez ce mot, et essayez d’expliquer ce qu’il peut vouloir dire :</text:p>
      <table:table table:name="Tableau7" table:style-name="Tableau7">
        <table:table-column table:style-name="Tableau7.A"/>
        <table:table-row table:style-name="TableLine2285344927472">
          <table:table-cell table:style-name="Tableau7.A1" office:value-type="string">
            <text:p text:style-name="P25"/>
            <text:p text:style-name="P25"/>
            <text:p text:style-name="P25"/>
            <text:p text:style-name="P25"/>
            <text:p text:style-name="P25"/>
            <text:p text:style-name="P25"/>
          </table:table-cell>
        </table:table-row>
      </table:table>
      <text:p text:style-name="P9"/>
      <text:p text:style-name="P20">L’évolution juridique actuelle semble aller dans le sens de Bentham :</text:p>
      <text:p text:style-name="P15"><text:span text:style-name="T6">- </text:span><text:span text:style-name="T10">22 septembre 2010 : </text:span><text:span text:style-name="T6">Une d</text:span><text:span text:style-name="T5">irective européenne </text:span><text:span text:style-name="T9">reconnaît explicitement une sensibilité aux animaux</text:span><text:span text:style-name="T5">, la capacité à ressentir de la douleur, de l’angoisse et de la souffrance</text:span></text:p>
      <text:p text:style-name="P15"><text:span text:style-name="T5">- </text:span><text:span text:style-name="T9">7 février 2015 :</text:span><text:span text:style-name="T5"> l</text:span><text:span text:style-name="T11">’</text:span><text:span text:style-name="T7">Assemblée nationale française adopt</text:span><text:span text:style-name="T8">e</text:span><text:span text:style-name="T7"> un amendement (article 515-14) modifiant la définition des animaux inscrite dans le code civil, qui passe de « biens meubles » à « êtres vivants doués de sensibilité ». Il est toutefois précisé que « sous réserve des lois qui les protègent, les animaux sont soumis au régime des biens ».</text:span></text:p>
      <text:p text:style-name="P16"><text:span text:style-name="T7">→ <text:s/>l’utilisation de l’animal n’</text:span><text:span text:style-name="T8">est</text:span><text:span text:style-name="T7"> pas remise en cause en tant que telle !</text:span></text:p>
      <text:p text:style-name="P31"/>
      <text:p text:style-name="P22"><text:span text:style-name="T12">Malgré ces avancées, nos systèmes juridiques continuent de s’appuyer sur le concept de « personne », qui implique à la fois le fait d’être </text:span><text:span text:style-name="T13">agent moral</text:span><text:span text:style-name="T12"> (on est responsable de ce qu’on fait) et </text:span><text:span text:style-name="T13">patient moral</text:span><text:span text:style-name="T12"> (nos intérêts doivent être pris en considération par les autres).</text:span></text:p>
      <text:p text:style-name="P22"><text:span text:style-name="T12">→ Pour résoudre cette difficulté, les antispécistes proposent de distinguer l’idée </text:span><text:span text:style-name="T13">d’agent</text:span><text:span text:style-name="T12"> et de </text:span><text:span text:style-name="T13">patient</text:span><text:span text:style-name="T12"> moral, avec le concept de «</text:span><text:span text:style-name="T13"> sentience </text:span><text:span text:style-name="T12">» : un être sentient est un être capable d’avoir certaines expériences sensibles, ce qui implique l’obligation de prendre ses intérêts en compte.</text:span></text:p>
      <text:p text:style-name="P32"/>
      <text:p text:style-name="P32">Cette solution a-t-elle pour conséquence de mettre l’homme et les autres animaux dans une position absolument symétrique ?</text:p>
      <table:table table:name="Tableau6" table:style-name="Tableau6">
        <table:table-column table:style-name="Tableau6.A"/>
        <table:table-row table:style-name="TableLine2285344924208">
          <table:table-cell table:style-name="Tableau6.A1" office:value-type="string">
            <text:p text:style-name="P23"/>
            <text:p text:style-name="P23"/>
            <text:p text:style-name="P23"/>
            <text:p text:style-name="P23"/>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035cm" fo:margin-bottom="0.499cm" style:contextual-spacing="false" fo:line-height="100%" fo:text-align="end" style:justify-single-word="false" fo:text-indent="0cm" style:auto-text-indent="false"/>
      <style:text-properties fo:font-size="10pt" style:font-size-asian="10pt"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2T21:53:32.533000000</meta:creation-date>
    <dc:date>2023-02-03T07:54:24.709000000</dc:date>
    <meta:editing-duration>PT1H35M49S</meta:editing-duration>
    <meta:editing-cycles>4</meta:editing-cycles>
    <meta:generator>LibreOffice/7.2.5.2$Windows_X86_64 LibreOffice_project/499f9727c189e6ef3471021d6132d4c694f357e5</meta:generator>
    <meta:document-statistic meta:table-count="7" meta:image-count="0" meta:object-count="0" meta:page-count="3" meta:paragraph-count="39" meta:word-count="1103" meta:character-count="6841" meta:non-whitespace-character-count="5774"/>
  </office:meta>
</office:document-meta>
</file>